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F" svg:font-family="" style:font-family-generic="roman"/>
    <style:font-face style:name="Helvetica" svg:font-family="Helvetica, 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56in"/>
    </style:style>
    <style:style style:name="co2" style:family="table-column">
      <style:table-column-properties fo:break-before="auto" style:column-width="1.628in"/>
    </style:style>
    <style:style style:name="co3" style:family="table-column">
      <style:table-column-properties fo:break-before="auto" style:column-width="2.2173in"/>
    </style:style>
    <style:style style:name="co4" style:family="table-column">
      <style:table-column-properties fo:break-before="auto" style:column-width="1.6055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Pins</text:p>
          </table:table-cell>
          <table:table-cell office:value-type="string">
            <text:p>Usage</text:p>
          </table:table-cell>
          <table:table-cell office:value-type="string">
            <text:p>function</text:p>
          </table:table-cell>
          <table:table-cell office:value-type="string">
            <text:p>Proposed Default</text:p>
          </table:table-cell>
          <table:table-cell office:value-type="string">
            <text:p>terminal block 1</text:p>
          </table:table-cell>
          <table:table-cell office:value-type="string">
            <text:p>RJ11 1</text:p>
          </table:table-cell>
          <table:table-cell office:value-type="string">
            <text:p>RJ11 2</text:p>
          </table:table-cell>
          <table:table-cell office:value-type="string">
            <text:p>RJ11 3</text:p>
          </table:table-cell>
        </table:table-row>
        <table:table-row table:style-name="ro1">
          <table:table-cell office:value-type="string">
            <text:p>PA0 / PWM0 / TIOA0</text:p>
          </table:table-cell>
          <table:table-cell office:value-type="string">
            <text:p>TIOA0</text:p>
          </table:table-cell>
          <table:table-cell office:value-type="string">
            <text:p>Frequency Input</text:p>
          </table:table-cell>
          <table:table-cell office:value-type="string">
            <text:p>RPM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A1 / PWM1 / TIOB0</text:p>
          </table:table-cell>
          <table:table-cell office:value-type="string">
            <text:p>PA1</text:p>
          </table:table-cell>
          <table:table-cell office:value-type="string">
            <text:p>Status LED 1</text:p>
          </table:table-cell>
          <table:table-cell office:value-type="string">
            <text:p>Bi-color Status LED 1</text:p>
          </table:table-cell>
          <table:table-cell table:number-columns-repeated="4"/>
        </table:table-row>
        <table:table-row table:style-name="ro1">
          <table:table-cell office:value-type="string">
            <text:p>PA2 / PWM2 / SCK0</text:p>
          </table:table-cell>
          <table:table-cell office:value-type="string">
            <text:p>PA2 </text:p>
          </table:table-cell>
          <table:table-cell office:value-type="string">
            <text:p>Status LED 1</text:p>
          </table:table-cell>
          <table:table-cell office:value-type="string">
            <text:p>Bi-color Status LED 2</text:p>
          </table:table-cell>
          <table:table-cell table:number-columns-repeated="4"/>
        </table:table-row>
        <table:table-row table:style-name="ro1">
          <table:table-cell office:value-type="string">
            <text:p>PA3 / TWD / NPCS3</text:p>
          </table:table-cell>
          <table:table-cell office:value-type="string">
            <text:p>NPCS3</text:p>
          </table:table-cell>
          <table:table-cell office:value-type="string">
            <text:p>SPI Select 3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1">
          <table:table-cell office:value-type="string">
            <text:p>PA4 / TWCK / TCLK0</text:p>
          </table:table-cell>
          <table:table-cell office:value-type="string">
            <text:p>PA4</text:p>
          </table:table-cell>
          <table:table-cell office:value-type="string">
            <text:p>pushbutton switch</text:p>
          </table:table-cell>
          <table:table-cell office:value-type="string">
            <text:p>start/stop logging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1">
          <table:table-cell office:value-type="string">
            <text:p>PA5 / RXD0 / NPCS3</text:p>
          </table:table-cell>
          <table:table-cell office:value-type="string">
            <text:p>RXD0</text:p>
          </table:table-cell>
          <table:table-cell office:value-type="string">
            <text:p>GPS Rx</text:p>
          </table:table-cell>
          <table:table-cell office:value-type="string">
            <text:p>GPS Module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PA6 / TXD0 / PCK0</text:p>
          </table:table-cell>
          <table:table-cell office:value-type="string">
            <text:p>TXD0</text:p>
          </table:table-cell>
          <table:table-cell office:value-type="string">
            <text:p>GPS Tx</text:p>
          </table:table-cell>
          <table:table-cell office:value-type="string">
            <text:p>GPS Module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PA7 / RTS0 / PWM3</text:p>
          </table:table-cell>
          <table:table-cell office:value-type="string">
            <text:p>PA7 or PWM3</text:p>
          </table:table-cell>
          <table:table-cell office:value-type="string">
            <text:p>GPO or Frequency/Analog Out 1</text:p>
          </table:table-cell>
          <table:table-cell office:value-type="string">
            <text:p>digital/analog out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A8 / CTS0 / ADTRG</text:p>
          </table:table-cell>
          <table:table-cell office:value-type="string">
            <text:p>PA8</text:p>
          </table:table-cell>
          <table:table-cell office:value-type="string">
            <text:p>GPIO 1</text:p>
          </table:table-cell>
          <table:table-cell office:value-type="string">
            <text:p>digital IO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A9 / DRXD / NPCS1</text:p>
          </table:table-cell>
          <table:table-cell office:value-type="string">
            <text:p>NPCS1</text:p>
          </table:table-cell>
          <table:table-cell office:value-type="string">
            <text:p>SPI Select 1</text:p>
          </table:table-cell>
          <table:table-cell table:number-columns-repeated="5"/>
        </table:table-row>
        <table:table-row table:style-name="ro1">
          <table:table-cell office:value-type="string">
            <text:p>PA10 / DTXD / NPCS2</text:p>
          </table:table-cell>
          <table:table-cell office:value-type="string">
            <text:p>NPCS2</text:p>
          </table:table-cell>
          <table:table-cell office:value-type="string">
            <text:p>SPI Select 2</text:p>
          </table:table-cell>
          <table:table-cell table:number-columns-repeated="5"/>
        </table:table-row>
        <table:table-row table:style-name="ro1">
          <table:table-cell office:value-type="string">
            <text:p>PA11 / NPCS0 / PWM0</text:p>
          </table:table-cell>
          <table:table-cell office:value-type="string">
            <text:p>NPCS0</text:p>
          </table:table-cell>
          <table:table-cell office:value-type="string">
            <text:p>SPI Select 0</text:p>
          </table:table-cell>
          <table:table-cell table:number-columns-repeated="5"/>
        </table:table-row>
        <table:table-row table:style-name="ro1">
          <table:table-cell office:value-type="string">
            <text:p>PA12 / MISO / PWM1</text:p>
          </table:table-cell>
          <table:table-cell office:value-type="string">
            <text:p>MISO</text:p>
          </table:table-cell>
          <table:table-cell office:value-type="string">
            <text:p>SPI Master In Slave Out</text:p>
          </table:table-cell>
          <table:table-cell table:number-columns-repeated="5"/>
        </table:table-row>
        <table:table-row table:style-name="ro1">
          <table:table-cell office:value-type="string">
            <text:p>PA13 / MOSI / PWM2</text:p>
          </table:table-cell>
          <table:table-cell office:value-type="string">
            <text:p>MOSI</text:p>
          </table:table-cell>
          <table:table-cell office:value-type="string">
            <text:p>SPI Master Out Slave In</text:p>
          </table:table-cell>
          <table:table-cell table:number-columns-repeated="5"/>
        </table:table-row>
        <table:table-row table:style-name="ro1">
          <table:table-cell office:value-type="string">
            <text:p>PA14 / SPCK / PWM3</text:p>
          </table:table-cell>
          <table:table-cell office:value-type="string">
            <text:p>SPCK</text:p>
          </table:table-cell>
          <table:table-cell office:value-type="string">
            <text:p>SPI clock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A15 / TF / TIOA1</text:p>
          </table:table-cell>
          <table:table-cell office:value-type="string">
            <text:p>TIOA1</text:p>
          </table:table-cell>
          <table:table-cell office:value-type="string">
            <text:p>Frequency Input</text:p>
          </table:table-cell>
          <table:table-cell office:value-type="string">
            <text:p>wheel speed 1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A16 / TK / TIOB1</text:p>
          </table:table-cell>
          <table:table-cell office:value-type="string">
            <text:p>PA16</text:p>
          </table:table-cell>
          <table:table-cell office:value-type="string">
            <text:p>GPIO 2</text:p>
          </table:table-cell>
          <table:table-cell office:value-type="string">
            <text:p>digital IO</text:p>
          </table:table-cell>
          <table:table-cell table:number-columns-repeated="4"/>
        </table:table-row>
        <table:table-row table:style-name="ro1">
          <table:table-cell office:value-type="string">
            <text:p>PA17 / TD / PCK1 / AD0</text:p>
          </table:table-cell>
          <table:table-cell office:value-type="string">
            <text:p>AD0</text:p>
          </table:table-cell>
          <table:table-cell office:value-type="string">
            <text:p>Analog Input</text:p>
          </table:table-cell>
          <table:table-cell office:value-type="string">
            <text:p>coolant temp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A18 / RD / PCK2 / AD1</text:p>
          </table:table-cell>
          <table:table-cell office:value-type="string">
            <text:p>AD1</text:p>
          </table:table-cell>
          <table:table-cell office:value-type="string">
            <text:p>Analog Input</text:p>
          </table:table-cell>
          <table:table-cell office:value-type="string">
            <text:p>oil temp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A19 / RK / FIQ / AD2</text:p>
          </table:table-cell>
          <table:table-cell office:value-type="string">
            <text:p>AD2</text:p>
          </table:table-cell>
          <table:table-cell office:value-type="string">
            <text:p>Analog Input</text:p>
          </table:table-cell>
          <table:table-cell office:value-type="string">
            <text:p>oil pressure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A20 / RF / IRQ0 / AD3</text:p>
          </table:table-cell>
          <table:table-cell office:value-type="string">
            <text:p>AD3</text:p>
          </table:table-cell>
          <table:table-cell office:value-type="string">
            <text:p>Analog Input</text:p>
          </table:table-cell>
          <table:table-cell office:value-type="string">
            <text:p>manifold pressure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A21 / RXD1 / PCK1</text:p>
          </table:table-cell>
          <table:table-cell office:value-type="string">
            <text:p>RXD1</text:p>
          </table:table-cell>
          <table:table-cell office:value-type="string">
            <text:p>Digital Dash Rx</text:p>
          </table:table-cell>
          <table:table-cell office:value-type="string">
            <text:p>Digital Dashboard Rx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PA22 / TXD1 / NPCS3</text:p>
          </table:table-cell>
          <table:table-cell office:value-type="string">
            <text:p>TXD1</text:p>
          </table:table-cell>
          <table:table-cell office:value-type="string">
            <text:p>Digital Dash Tx</text:p>
          </table:table-cell>
          <table:table-cell office:value-type="string">
            <text:p>Digital Dashboard Tx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PA23 / SCK1 / PWM0</text:p>
          </table:table-cell>
          <table:table-cell office:value-type="string">
            <text:p>PA23 or PWM0</text:p>
          </table:table-cell>
          <table:table-cell office:value-type="string">
            <text:p>GPO or Frequency/Analog Out 2</text:p>
          </table:table-cell>
          <table:table-cell office:value-type="string">
            <text:p>digital/analog out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A24 / RTS1 / PWM1</text:p>
          </table:table-cell>
          <table:table-cell office:value-type="string">
            <text:p>PA24 or PWM1</text:p>
          </table:table-cell>
          <table:table-cell office:value-type="string">
            <text:p>GPO or Frequency/Analog Out 3</text:p>
          </table:table-cell>
          <table:table-cell office:value-type="string">
            <text:p>digital/analog out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A25 / CTS1 / PWM2</text:p>
          </table:table-cell>
          <table:table-cell office:value-type="string">
            <text:p>PA25 or PWM2</text:p>
          </table:table-cell>
          <table:table-cell office:value-type="string">
            <text:p>GPO or Frequency/Analog Out 4</text:p>
          </table:table-cell>
          <table:table-cell office:value-type="string">
            <text:p>digital/analog out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A26 / DCD1 / TIOA2</text:p>
          </table:table-cell>
          <table:table-cell office:value-type="string">
            <text:p>TIOA2</text:p>
          </table:table-cell>
          <table:table-cell office:value-type="string">
            <text:p>Frequency Input</text:p>
          </table:table-cell>
          <table:table-cell office:value-type="string">
            <text:p>wheel speed 2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A27 / DTR1 / TIOB2</text:p>
          </table:table-cell>
          <table:table-cell office:value-type="string">
            <text:p>PA27</text:p>
          </table:table-cell>
          <table:table-cell office:value-type="string">
            <text:p>GPIO 3</text:p>
          </table:table-cell>
          <table:table-cell office:value-type="string">
            <text:p>digital IO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A28 / DSR1 / TCLK1</text:p>
          </table:table-cell>
          <table:table-cell office:value-type="string">
            <text:p>PA28</text:p>
          </table:table-cell>
          <table:table-cell office:value-type="string">
            <text:p>Status LED 2</text:p>
          </table:table-cell>
          <table:table-cell office:value-type="string">
            <text:p>Bi-Color Status LED 3</text:p>
          </table:table-cell>
          <table:table-cell table:number-columns-repeated="4"/>
        </table:table-row>
        <table:table-row table:style-name="ro1">
          <table:table-cell office:value-type="string">
            <text:p>PA29 / RI1 / TCLK2</text:p>
          </table:table-cell>
          <table:table-cell office:value-type="string">
            <text:p>PA29</text:p>
          </table:table-cell>
          <table:table-cell office:value-type="string">
            <text:p>Status LED 2</text:p>
          </table:table-cell>
          <table:table-cell office:value-type="string">
            <text:p>Bi-Color Status LED 3</text:p>
          </table:table-cell>
          <table:table-cell table:number-columns-repeated="4"/>
        </table:table-row>
        <table:table-row table:style-name="ro1">
          <table:table-cell office:value-type="string">
            <text:p>PA30 / IRQ1 / NPCS2</text:p>
          </table:table-cell>
          <table:table-cell office:value-type="string">
            <text:p>PA30</text:p>
          </table:table-cell>
          <table:table-cell office:value-type="string">
            <text:p>Status LED 3</text:p>
          </table:table-cell>
          <table:table-cell office:value-type="string">
            <text:p>Bi-Color Status LED 4</text:p>
          </table:table-cell>
          <table:table-cell table:number-columns-repeated="4"/>
        </table:table-row>
        <table:table-row table:style-name="ro1">
          <table:table-cell office:value-type="string">
            <text:p>PA31 NPCS1 / PCK2</text:p>
          </table:table-cell>
          <table:table-cell office:value-type="string">
            <text:p>PA31</text:p>
          </table:table-cell>
          <table:table-cell office:value-type="string">
            <text:p>Status LED 3</text:p>
          </table:table-cell>
          <table:table-cell office:value-type="string">
            <text:p>Bi-Color Status LED 4</text:p>
          </table:table-cell>
          <table:table-cell table:number-columns-repeated="4"/>
        </table:table-row>
        <table:table-row table:style-name="ro1">
          <table:table-cell table:number-columns-repeated="2" office:value-type="string">
            <text:p>AD4</text:p>
          </table:table-cell>
          <table:table-cell office:value-type="string">
            <text:p>Analog Input</text:p>
          </table:table-cell>
          <table:table-cell office:value-type="string">
            <text:p>battery voltage</text:p>
          </table:table-cell>
          <table:table-cell table:number-columns-repeated="4"/>
        </table:table-row>
        <table:table-row table:style-name="ro1">
          <table:table-cell table:number-columns-repeated="2" office:value-type="string">
            <text:p>AD5</text:p>
          </table:table-cell>
          <table:table-cell office:value-type="string">
            <text:p>Analog Input</text:p>
          </table:table-cell>
          <table:table-cell office:value-type="string">
            <text:p>TPS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AD6</text:p>
          </table:table-cell>
          <table:table-cell office:value-type="string">
            <text:p>Analog Input</text:p>
          </table:table-cell>
          <table:table-cell office:value-type="string">
            <text:p>Steering Angle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AD7</text:p>
          </table:table-cell>
          <table:table-cell office:value-type="string">
            <text:p>Analog Input</text:p>
          </table:table-cell>
          <table:table-cell office:value-type="string">
            <text:p>Aux Analog Input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onnector:</text:p>
          </table:table-cell>
          <table:table-cell table:number-columns-repeated="7"/>
        </table:table-row>
        <table:table-row table:style-name="ro1">
          <table:table-cell office:value-type="string">
            <text:p>7 analog inputs</text:p>
          </table:table-cell>
          <table:table-cell table:number-columns-repeated="7"/>
        </table:table-row>
        <table:table-row table:style-name="ro1">
          <table:table-cell office:value-type="string">
            <text:p>3 frequency input</text:p>
          </table:table-cell>
          <table:table-cell table:number-columns-repeated="7"/>
        </table:table-row>
        <table:table-row table:style-name="ro1">
          <table:table-cell office:value-type="string">
            <text:p>3 digital GPIO</text:p>
          </table:table-cell>
          <table:table-cell table:number-columns-repeated="7"/>
        </table:table-row>
        <table:table-row table:style-name="ro1">
          <table:table-cell office:value-type="string">
            <text:p>4 GPO / frequency / analog outputs</text:p>
          </table:table-cell>
          <table:table-cell table:number-columns-repeated="7"/>
        </table:table-row>
        <table:table-row table:style-name="ro2">
          <table:table-cell office:value-type="string">
            <text:p>gnd</text:p>
          </table:table-cell>
          <table:table-cell table:number-columns-repeated="7"/>
        </table:table-row>
        <table:table-row table:style-name="ro2">
          <table:table-cell office:value-type="string">
            <text:p>5v vref</text:p>
          </table:table-cell>
          <table:table-cell table:number-columns-repeated="7"/>
        </table:table-row>
        <table:table-row table:style-name="ro1">
          <table:table-cell office:value-type="string">
            <text:p>12v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Helvetica" svg:font-family="Helvetica, 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16">08/16/2008</text:date>, <text:time>14:2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8-12T10:19:24</meta:creation-date>
    <dc:date>2008-08-16T14:23:53</dc:date>
    <meta:editing-cycles>18</meta:editing-cycles>
    <meta:editing-duration>P3DT6H5M54S</meta:editing-duration>
    <meta:user-defined meta:name="Info 1"/>
    <meta:user-defined meta:name="Info 2"/>
    <meta:user-defined meta:name="Info 3"/>
    <meta:user-defined meta:name="Info 4"/>
    <meta:document-statistic meta:table-count="3" meta:cell-count="176"/>
  </office:meta>
</office:document-meta>
</file>